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érer le disque d'installation</text:p>
      <text:p text:style-name="Standard">Choisir la langue</text:p>
      <text:p text:style-name="Standard">Appuyer sur Installer maintenant.</text:p>
      <text:p text:style-name="Standard">Choisir la version à installer puis cliquer sur Suivant.</text:p>
      <text:p text:style-name="Standard">Lire le contrat de licence (du moins, faire semblant....) et cocher j'accepte le conditions blablabla... puis faire suivant.</text:p>
      <text:p text:style-name="Standard">Faire une installation personnalisée car on n'a aucune version d'installée.</text:p>
      <text:p text:style-name="Standard">Penser à créer des partitions </text:p>
      <text:p text:style-name="Standard">Cliquer sur suivant et atten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Installation Windows Serveur 2008<text:tab/><text:tab/>Lutau Tom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7T08:27:56.59</meta:creation-date>
    <meta:document-statistic meta:table-count="0" meta:image-count="0" meta:object-count="0" meta:page-count="1" meta:paragraph-count="9" meta:word-count="64" meta:character-count="445"/>
    <dc:date>2016-01-27T08:59:31.52</dc:date>
    <meta:editing-duration>PT14S</meta:editing-duration>
    <meta:editing-cycles>1</meta:editing-cycles>
    <meta:generator>OpenOffice/4.1.1$Win32 OpenOffice.org_project/411m6$Build-9775</meta:generator>
  </office:meta>
</office:document-meta>
</file>